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style:text-underline-style="solid" style:text-underline-width="auto" style:text-underline-color="font-color"/>
    </style:style>
    <style:style style:name="P3" style:family="paragraph" style:parent-style-name="Standard">
      <style:paragraph-properties fo:text-align="center" style:justify-single-word="false"/>
      <style:text-properties style:font-name="Arial" style:text-underline-style="solid" style:text-underline-width="auto" style:text-underline-color="font-color" fo:font-weight="bold" style:font-weight-asian="bold" style:font-weight-complex="bold"/>
    </style:style>
    <style:style style:name="P4" style:family="paragraph" style:parent-style-name="Standard">
      <style:text-properties style:font-name="Arial" style:text-underline-style="solid" style:text-underline-width="auto" style:text-underline-color="font-color" fo:font-weight="normal" style:font-weight-asian="normal" style:font-weight-complex="normal"/>
    </style:style>
    <style:style style:name="P5" style:family="paragraph" style:parent-style-name="Standard">
      <style:text-properties style:font-name="Arial" style:text-underline-style="none"/>
    </style:style>
    <style:style style:name="P6" style:family="paragraph" style:parent-style-name="Standard">
      <style:text-properties style:font-name="Arial" style:text-underline-style="none" fo:font-weight="normal" style:font-weight-asian="normal" style:font-weight-complex="normal"/>
    </style:style>
    <style:style style:name="P7" style:family="paragraph" style:parent-style-name="Standard">
      <style:paragraph-properties fo:text-align="start" style:justify-single-word="false"/>
      <style:text-properties style:font-name="Arial" style:text-underline-style="none" fo:font-weight="normal" style:font-weight-asian="normal" style:font-weight-complex="normal"/>
    </style:style>
    <style:style style:name="P8" style:family="paragraph" style:parent-style-name="Standard">
      <style:text-properties style:font-name="Arial"/>
    </style:style>
    <style:style style:name="P9" style:family="paragraph" style:parent-style-name="Standard">
      <style:text-properties style:font-name="Arial" style:text-underline-style="solid" style:text-underline-width="auto" style:text-underline-color="font-color"/>
    </style:style>
    <style:style style:name="T1" style:family="text">
      <style:text-properties fo:background-color="#ffff00"/>
    </style:style>
    <style:style style:name="T2" style:family="text">
      <style:text-properties style:font-name="Arial"/>
    </style:style>
    <style:style style:name="T3" style:family="text">
      <style:text-properties style:font-name="Arial"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John and I will be talking about cloud computing and libraries today. Specifically, we will be addressing local cloud computing and how it can be used in libraries. We will go over some of the basics – what it is, who is doing it, how it works. <text:s/>We'll also discuss some <text:s/>pros &amp; cons of remote cloud solutions and local cloud solutions, different cloud products – cloud crowd, eucalyptus, (insert others when we figure out what others we will talk about) and finally our successes and failures. I'll begin with an introduction to cloud computing based on an EDUCAUSE publication.</text:p>
      <text:p text:style-name="P3"/>
      <text:p text:style-name="P3">Introduction – What is Cloud Computing</text:p>
      <text:p text:style-name="P1"/>
      <text:p text:style-name="P2">What is it?</text:p>
      <text:p text:style-name="P1"/>
      <text:p text:style-name="Standard"><text:span text:style-name="T2">Cloud computing is the delivery of scalable IT resources over a network or more broadly, the Internet. The EDUCAUSE document states that it does not include hosting and operating those resources locally such as on a college or university network. </text:span></text:p>
      <text:p text:style-name="Standard"><text:span text:style-name="T3"/></text:p>
      <text:p text:style-name="Standard"><text:span text:style-name="T3">John and I tend to disagree with this, and define it much more broadly as anything that doesn't run on a local machine.</text:span></text:p>
      <text:p text:style-name="P1"/>
      <text:p text:style-name="P1">Those resources are referring to are typically applications and services, as well as the infrastructure on which they operate. This can be things like virtual private servers, grid-computing or storage. </text:p>
      <text:p text:style-name="P1"/>
      <text:p text:style-name="P1">By deploying IT infrastructure and services over the network, an organization can purchase these resources on an as-needed basis and avoid the capital costs of software and hardware. </text:p>
      <text:p text:style-name="P1"/>
      <text:p text:style-name="P1">With cloud computing, IT capacity can be adjusted quickly and easily to accommodate changes in demand. While remotely hosted, managed services have long been a part of the IT landscape, a heightened interest in cloud computing is being fueled by ubiquitous networks, maturing standards, the rise of hardware and software virtualization, and the push to make IT costs variable and transparent. </text:p>
      <text:p text:style-name="P1"/>
      <text:p text:style-name="P2">How does it work?</text:p>
      <text:p text:style-name="P1"/>
      <text:p text:style-name="P1">In traditional enterprise computing, IT departments forecast demand for applications and capacity and invest time and money to develop those resources in-house or purchase them from others and operate them in-house. With cloud computing, institutions procure IT services from remote providers, and campus constituents access these resources over the Internet. Email, for example, long considered a staple of an institution’s IT operations, can be obtained from a range of sources, and a growing number of campuses contract with outside suppliers for this function. Software is hosted by the provider and does not need to be installed—or maintained— on individual computers around campus. In some cases, a large university or a consortium might become a provider of cloud services. Storage and processing needs can also be met by the cloud. Institutions pay only for the resources used, and users can access </text:p>
      <text:p text:style-name="P1">the applications and files they need from virtually any Internet connected computer. In a mature cloud computing environment, institutions would be able to add new IT services or respond to changes in capacity on the fly, saving capital costs that can be redirected to programs of strategic value to the institution. </text:p>
      <text:p text:style-name="P1"/>
      <text:p text:style-name="P2"><text:soft-page-break/>Who is doing it?</text:p>
      <text:p text:style-name="P1"/>
      <text:p text:style-name="P1">Cloud and cloud-like solutions appear to be widespread and growing in higher education, though in relatively focused areas, such as student e-mail. E-mail notwithstanding, higher education institutions are more likely to obtain new services from the cloud than to transition established services that have long been operated by the campus. Many colleges and universities see pockets of cloud service usage in other areas, often led by individual faculty or students looking for the added flexibility and convenience that the cloud can provide. Among the drivers that are encouraging more institutions to contemplate cloud services are </text:p>
      <text:p text:style-name="P1">budget pressures, calls for increased reliability of and access to IT systems, and the need for institutions to provide timely access to the latest IT functionality. </text:p>
      <text:p text:style-name="P1"/>
      <text:p text:style-name="P1"/>
      <text:p text:style-name="P1"/>
      <text:p text:style-name="P2">Why is it significant?</text:p>
      <text:p text:style-name="P1"/>
      <text:p text:style-name="P1">Cloud computing presents IT organizations with a fundamentally different model of operation, one that takes advantage of the maturity of web applications and networks and the rising </text:p>
      <text:p text:style-name="P1">interoperability of computing systems to provide IT services. Cloud providers specialize in particular applications and services, and this expertise allows them to efficiently manage upgrades and maintenance, backups, disaster recovery, and failover functions. As a result, consumers of cloud services may see increased reliability, even as costs decline due to economies of scale and other production factors. With cloud computing, organizations can monitor current needs and make on-the-fly adjustments to increase or decrease capacity, accommodating spikes in demand without paying for unused capacity during slower times. Aside from the potential to lower costs, colleges and universities gain the flexibility of being able to respond quickly to requests for new services by purchasing them from the cloud. Cloud computing encourages IT organizations and providers to increase standardization of protocols and processes so that the many pieces of the cloud computing model can interoperate properly and efficiently. Cloud computing’s scalability is another key benefit to higher education, particularly for research projects that require vast amounts of storage or processing capacity for a limited time. Some companies have built data centres near sources of renewable energy, such as wind farms and hydroelectric facilities, and cloud computing affords access to these providers of “green IT.” Finally, cloud computing allows college and university IT providers to make IT costs transparent and thus match consumption of IT services to those who pay for such services. </text:p>
      <text:p text:style-name="P1"/>
      <text:p text:style-name="P2">What are the downsides?</text:p>
      <text:p text:style-name="P1">(John will touch on this later in the talk)</text:p>
      <text:p text:style-name="P1"/>
      <text:p text:style-name="P2">Where is it going?</text:p>
      <text:p text:style-name="P2"/>
      <text:p text:style-name="P5">The emergence of cloud computing as a viable option for a growing number of IT services speaks to a level of Internet penetration and infrastructure maturity that did not exist just a </text:p>
      <text:p text:style-name="P5">few years ago. Analysts expect cloud computing to see mainstream adoption in 2–5 years, and some higher education IT leaders believe that cloud computing programs on campus will increase considerably in the coming years. To the extent that these efforts are successful, confidence in the model and trust in providers will grow, and institutions will be more amenable to transferring a larger number of services to the cloud. Conversely, a breach of <text:soft-page-break/>trust by a cloud provider would likely leave institutions uneasy about cloud services. </text:p>
      <text:p text:style-name="P5"/>
      <text:p text:style-name="P5">Although the benefits of cloud computing are becoming more tangible, significant policy and technology issues must still be sorted out for it to reach its potential. Even as “public” clouds are being developed, a new class of “private” clouds is taking shape. Whereas public cloud providers offer relatively undifferentiated services, private clouds pursue similar economies of scale but do so while preserving the ability to customize applications and services for consumers. Large organizations, such as statewide offices for higher education, for instance, might invest in cloud services for all the institutions in the system. As greater numbers of campuses consider cloud computing, services that have institutional identification or integration needs are less likely to be sourced from the cloud, and a heterogeneous mix of services—some from the public cloud, others from private clouds, still others developed in-house or purchased and customized—is likely to characterize most institutional IT portfolios. </text:p>
      <text:p text:style-name="P1"/>
      <text:p text:style-name="P2">What is the implications for libraries?</text:p>
      <text:p text:style-name="P1">This is what the talk is all about, and will be our conclusion.</text:p>
      <text:p text:style-name="P1"/>
      <text:p text:style-name="P3">Products</text:p>
      <text:p text:style-name="P4"/>
      <text:p text:style-name="P4">Cloud Crowd</text:p>
      <text:p text:style-name="P4"/>
      <text:p text:style-name="P6">Cloud crowd is an open source ruby project hosted on github. It is an distributed processing program which allows users to create their own jobs or what they call actions. So, this would be actions like batch processing images, OCR, video encoding, text analysis, and scraping. </text:p>
      <text:p text:style-name="P6"/>
      <text:p text:style-name="P6">Why did we want to use it? At McMaster, we have a couple of digital collections with HUGE files – WW1 Trench maps, and aerial photos. The files are range in size from about 600Mb all the way up to 2GB, and I needed to convert these from tif to jpegs, and jpeg2000 for use with Djatoka. I had initially started using a imagemagic command line tool called mogrify which allowed me to batch convert the images to my desired format. Problem was it took an extremely long time – a stopped the job about running for 10 days and being about half way completed. </text:p>
      <text:p text:style-name="P6"/>
      <text:p text:style-name="P6">John hopped onto MetaFilter and asked for suggestions, and we had been always thinking of ways we could use bash reduce, Hadoop, or our OSX grid. Neither of use quite grok'd how to setup a mogrify process across any of those projects and John ended coming across Cloud Crowd, and it looked exactly like what we needed. I should also mention that John has a bit of a Ruby fetish. We spent about two weeks experimenting on how to get all this working. Lot's of sysadmin working getting ruby up to date on a number of machines – both OSX and Linux platforms. </text:p>
      <text:p text:style-name="P6"/>
      <text:p text:style-name="P6">Problems – Oh, we had a lot. Besides the sheer amount of leg work getting all these machine up to snuff and ready to run cloud crowd and our desired jobs we had to write our own job scripts. This was not too difficult. We were able to crib from an example, and was probably the smallest issue we had. Once we had our job script and our initial 8 node cloud, the problems came pouring in. Seg faults, painful seg faults. Nodes sporadically dropped out of the cloud because nodes were taking too long to answer. <text:span text:style-name="T1">(maybe put something in here about how we have constant problems with out network topography)</text:span> We had to modify the gem to allow for the network topographical slowness. It ran slow – albeit faster than the single machine <text:soft-page-break/>running the mogrify script, but slow. And finally output was also sporadic with the nodes dropping out.</text:p>
      <text:p text:style-name="P6"/>
      <text:p text:style-name="P6">In the middle of our little experiment, I working on getting Djatoka (an open source JPEG2000 image server) up and running. Djatoka comes with a couple little handy utilities, one of them being compress which basically convert those big tifs to jpegs, and with maximum efficiency. And, I mean maximum – about 1000x faster than imagemagic/mogrify. This is because the Djatoka compress utility utilizes the Kakadu library.</text:p>
      <text:p text:style-name="P6"/>
      <text:p text:style-name="P6">So, this little project was a fail – but not necessarily a cloud fail. This project initially failed because we were using a very new and unproven tech. The technology was very cool, but John and my limited programming skills did not allow us to contribute the to project in a meaningful way. Moreover, the discovery of the Djatoka compress utility and the speed at which it worked made our initial need for moving this project out to the local cloud completely unnecess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24T15:38:59</meta:creation-date>
    <meta:editing-duration>PT4H1M2S</meta:editing-duration>
    <meta:editing-cycles>3</meta:editing-cycles>
    <meta:generator>LibreOffice/3.3$Unix LibreOffice_project/330m19$Build-6</meta:generator>
    <dc:date>2011-01-30T18:08:21</dc:date>
    <dc:creator>Nick Ruest</dc:creator>
    <meta:document-statistic meta:table-count="0" meta:image-count="0" meta:object-count="0" meta:page-count="4" meta:paragraph-count="33" meta:word-count="1734" meta:character-count="10664"/>
  </office:meta>
</office:document-meta>
</file>